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da17" officeooo:paragraph-rsid="0017da17"/>
    </style:style>
    <style:style style:name="P2" style:family="paragraph" style:parent-style-name="Standard">
      <style:text-properties officeooo:rsid="0017da17" officeooo:paragraph-rsid="0019d78f"/>
    </style:style>
    <style:style style:name="P3" style:family="paragraph" style:parent-style-name="Standard">
      <style:text-properties officeooo:rsid="0017da17" officeooo:paragraph-rsid="001b819e"/>
    </style:style>
    <style:style style:name="P4" style:family="paragraph" style:parent-style-name="Standard">
      <style:text-properties officeooo:rsid="0017da17" officeooo:paragraph-rsid="001c4d31"/>
    </style:style>
    <style:style style:name="P5" style:family="paragraph" style:parent-style-name="Standard">
      <style:text-properties officeooo:rsid="0019d78f" officeooo:paragraph-rsid="0019d78f"/>
    </style:style>
    <style:style style:name="P6" style:family="paragraph" style:parent-style-name="Standard">
      <style:text-properties officeooo:rsid="001c4d31" officeooo:paragraph-rsid="001c4d31"/>
    </style:style>
    <style:style style:name="P7" style:family="paragraph" style:parent-style-name="Standard">
      <style:text-properties officeooo:rsid="001fc4bb" officeooo:paragraph-rsid="001fc4bb"/>
    </style:style>
    <style:style style:name="P8" style:family="paragraph" style:parent-style-name="Title">
      <style:text-properties fo:font-size="18pt" style:font-size-asian="18pt" style:font-size-complex="18pt"/>
    </style:style>
    <style:style style:name="T1" style:family="text">
      <style:text-properties officeooo:rsid="0017da17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17da17"/>
    </style:style>
    <style:style style:name="T4" style:family="text">
      <style:text-properties style:text-position="sub 58%" officeooo:rsid="001c4d31"/>
    </style:style>
    <style:style style:name="T5" style:family="text">
      <style:text-properties officeooo:rsid="0019d78f"/>
    </style:style>
    <style:style style:name="T6" style:family="text">
      <style:text-properties officeooo:rsid="001b6150"/>
    </style:style>
    <style:style style:name="T7" style:family="text">
      <style:text-properties style:text-position="super 58%"/>
    </style:style>
    <style:style style:name="T8" style:family="text">
      <style:text-properties style:text-position="super 58%" officeooo:rsid="0017da17"/>
    </style:style>
    <style:style style:name="T9" style:family="text">
      <style:text-properties officeooo:rsid="001c4d31"/>
    </style:style>
    <style:style style:name="T10" style:family="text">
      <style:text-properties style:text-position="-8% 58%"/>
    </style:style>
    <style:style style:name="T11" style:family="text">
      <style:text-properties officeooo:rsid="001dfb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Maths of step generation with pressure advance</text:p>
      <text:p text:style-name="P1"/>
      <text:p text:style-name="P1">Normally, s = u<text:span text:style-name="T2">initial</text:span>*t+0.5*a*t<text:span text:style-name="T7">2</text:span></text:p>
      <text:p text:style-name="P1"/>
      <text:p text:style-name="P2">With pressure advance: add a term k*(u-u<text:span text:style-name="T2">initial</text:span>) to the distance = k*a*t</text:p>
      <text:p text:style-name="P1"/>
      <text:p text:style-name="P3">So: s=u<text:span text:style-name="T2">initial</text:span>*t+0.5*a*t<text:span text:style-name="T7">2</text:span>+k*a*t</text:p>
      <text:p text:style-name="P1"/>
      <text:p text:style-name="P3">Rearrange: 0.5*a*t<text:span text:style-name="T7">2</text:span> + (u<text:span text:style-name="T2">initial</text:span>+k*a)*t - s = 0</text:p>
      <text:p text:style-name="P1"/>
      <text:p text:style-name="P3">Solve <text:span text:style-name="T6">to get</text:span>: t = (-(u<text:span text:style-name="T2">initial</text:span>+k*a) +/- sqrt((u<text:span text:style-name="T2">initial</text:span>+k*a)<text:span text:style-name="T7">2</text:span>+2*a*s))/a</text:p>
      <text:p text:style-name="P1"/>
      <text:p text:style-name="P2">Set s = n<text:span text:style-name="T6">*</text:span>m - <text:span text:style-name="T9">d</text:span><text:span text:style-name="T4">initial</text:span> <text:span text:style-name="T5">where m is the mm per step</text:span>:</text:p>
      <text:p text:style-name="P2"/>
      <text:p text:style-name="P4">t = (-(u<text:span text:style-name="T2">initial</text:span>+k*a) +/- sqrt((u<text:span text:style-name="T2">initial</text:span>+k*a)<text:span text:style-name="T7">2</text:span>+2*a*<text:span text:style-name="T9">(</text:span>n<text:span text:style-name="T6">*</text:span>m - <text:span text:style-name="T9">d</text:span><text:span text:style-name="T4">initial</text:span>))/a</text:p>
      <text:p text:style-name="P2"/>
      <text:p text:style-name="P5">Alternatively:</text:p>
      <text:p text:style-name="P5"/>
      <text:p text:style-name="P4">t = -(u<text:span text:style-name="T2">initia</text:span>/<text:span text:style-name="T5">a+</text:span>k) +/- sqrt((u<text:span text:style-name="T2">initial</text:span>/<text:span text:style-name="T5">a+</text:span>k)<text:span text:style-name="T7">2</text:span>+2*<text:span text:style-name="T9">(</text:span>n<text:span text:style-name="T6">*</text:span>m - <text:span text:style-name="T9">d</text:span><text:span text:style-name="T4">initial)</text:span>/<text:span text:style-name="T5">a</text:span>)</text:p>
      <text:p text:style-name="P1"/>
      <text:p text:style-name="P6">If the segment doesn’t start at time t=0 then add t<text:span text:style-name="T10">initial</text:span> to the computation:</text:p>
      <text:p text:style-name="P6"/>
      <text:p text:style-name="P6">t = t<text:span text:style-name="T10">initial</text:span> - <text:span text:style-name="T1">(u</text:span><text:span text:style-name="T3">initia</text:span><text:span text:style-name="T1">/</text:span><text:span text:style-name="T5">a+</text:span><text:span text:style-name="T1">k) +/- sqrt((u</text:span><text:span text:style-name="T3">initial</text:span><text:span text:style-name="T1">/</text:span><text:span text:style-name="T5">a+</text:span><text:span text:style-name="T1">k)</text:span><text:span text:style-name="T8">2</text:span><text:span text:style-name="T1">+2*</text:span>(<text:span text:style-name="T1">n</text:span><text:span text:style-name="T6">*</text:span><text:span text:style-name="T1">m – </text:span>d<text:span text:style-name="T2">initial</text:span>)/<text:span text:style-name="T5">a</text:span><text:span text:style-name="T1">)</text:span></text:p>
      <text:p text:style-name="P6"/>
      <text:p text:style-name="P6">Now let b = -<text:span text:style-name="T1">u</text:span><text:span text:style-name="T3">initia</text:span><text:span text:style-name="T1">/</text:span><text:span text:style-name="T5">a, </text:span>c = 2/a:</text:p>
      <text:p text:style-name="P6"/>
      <text:p text:style-name="P6">t = t<text:span text:style-name="T10">initial</text:span> <text:span text:style-name="T11">+</text:span> b -<text:span text:style-name="T5"> </text:span><text:span text:style-name="T1">k +/- sqrt((</text:span>b - <text:span text:style-name="T1">k)</text:span><text:span text:style-name="T8">2</text:span><text:span text:style-name="T1">+</text:span>c<text:span text:style-name="T1">*</text:span>(<text:span text:style-name="T1">n</text:span><text:span text:style-name="T6">*</text:span><text:span text:style-name="T1">m – </text:span>d<text:span text:style-name="T2">initial</text:span>)<text:span text:style-name="T1">)</text:span></text:p>
      <text:p text:style-name="P6"/>
      <text:p text:style-name="P6">To represent this as t = B +/- sqrt(A + C*n):</text:p>
      <text:p text:style-name="P6"/>
      <text:p text:style-name="P6">B = <text:s/>t<text:span text:style-name="T10">initial</text:span> <text:span text:style-name="T11">+</text:span> b -<text:span text:style-name="T5"> </text:span><text:span text:style-name="T1">k</text:span></text:p>
      <text:p text:style-name="P6">A = <text:span text:style-name="T1">(</text:span>b-<text:span text:style-name="T1">k)</text:span><text:span text:style-name="T8">2</text:span> – c<text:span text:style-name="T1">*</text:span>d<text:span text:style-name="T2">initial</text:span></text:p>
      <text:p text:style-name="P6">C = c * m</text:p>
      <text:p text:style-name="P6"/>
      <text:p text:style-name="P7">Distance to reverse occurs when the square root becomes zero:</text:p>
      <text:p text:style-name="P7"/>
      <text:p text:style-name="P7">drev = <text:span text:style-name="T9">d</text:span><text:span text:style-name="T4">initial</text:span> - (b-k)<text:span text:style-name="T8">2</text:span>)/c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2T13:45:55.530000000</meta:creation-date>
    <dc:date>2024-02-12T16:36:05.086000000</dc:date>
    <meta:editing-duration>PT2H50M6S</meta:editing-duration>
    <meta:editing-cycles>8</meta:editing-cycles>
    <meta:generator>LibreOffice/7.5.3.2$Windows_X86_64 LibreOffice_project/9f56dff12ba03b9acd7730a5a481eea045e468f3</meta:generator>
    <meta:document-statistic meta:table-count="0" meta:image-count="0" meta:object-count="0" meta:page-count="1" meta:paragraph-count="20" meta:word-count="153" meta:character-count="924" meta:non-whitespace-character-count="787"/>
  </office:meta>
</office:document-meta>
</file>